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drea Petruzzo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aniele Palumbo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manuele Tripodi 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ederico Padrini 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Francesco Lai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abriele Canova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Ilham Mohamed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xim Azetov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ietro Barbera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Umberto Maria Vegli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/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6T16:56:38.797262434</meta:creation-date>
    <dc:date>2021-02-06T17:00:47.927434401</dc:date>
    <meta:editing-duration>PT4M13S</meta:editing-duration>
    <meta:editing-cycles>1</meta:editing-cycles>
    <meta:document-statistic meta:table-count="1" meta:cell-count="30" meta:object-count="0"/>
    <meta:generator>LibreOffice/5.4.4.2$MacOSX_X86_64 LibreOffice_project/2524958677847fb3bb44820e40380acbe820f960</meta:generator>
  </office:meta>
</office:document-meta>
</file>